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16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18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8">
      <style:table-cell-properties fo:padding="0.071cm"/>
    </style:style>
    <style:style style:name="ce10" style:family="table-cell" style:parent-style-name="Default" style:data-style-name="N118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oste</text:p>
          </table:table-cell>
          <table:table-cell table:style-name="ce4" office:value-type="string" calcext:value-type="string">
            <text:p>Désignation</text:p>
          </table:table-cell>
          <table:table-cell table:style-name="ce1" office:value-type="string" calcext:value-type="string">
            <text:p>Quantité</text:p>
          </table:table-cell>
          <table:table-cell table:style-name="ce7" office:value-type="string" calcext:value-type="string">
            <text:p>Coût unitaire TTC</text:p>
          </table:table-cell>
          <table:table-cell table:style-name="ce7" office:value-type="string" calcext:value-type="string">
            <text:p>Coût total TTC</text:p>
          </table:table-cell>
          <table:table-cell table:style-name="ce11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ain d'œuvre (heures)</text:p>
          </table:table-cell>
          <table:table-cell table:style-name="ce2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Logiciel Labview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Enceinte de cuiss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" calcext:value-type="float">
            <text:p>0,00 €</text:p>
          </table:table-cell>
          <table:table-cell table:style-name="ce8" table:formula="of:=[.D4]*[.C4]" office:value-type="float" office:value="0" calcext:value-type="float">
            <text:p>0,00 €</text:p>
          </table:table-cell>
          <table:table-cell table:number-columns-repeated="1019"/>
        </table:table-row>
        <table:table-row table:style-name="ro3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Ordinateu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233" calcext:value-type="float">
            <text:p>1 233,00 €</text:p>
          </table:table-cell>
          <table:table-cell table:style-name="ce8" table:formula="of:=[.D5]*[.C5]" office:value-type="float" office:value="1233" calcext:value-type="float">
            <text:p>1 233,00 €</text:p>
          </table:table-cell>
          <table:table-cell table:number-columns-repeated="1019"/>
        </table:table-row>
        <table:table-row table:style-name="ro3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Table de cuiss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,00 €</text:p>
          </table:table-cell>
          <table:table-cell table:style-name="ce8" table:formula="of:=[.D6]*[.C6]" office:value-type="float" office:value="170" calcext:value-type="float">
            <text:p>170,00 €</text:p>
          </table:table-cell>
          <table:table-cell table:number-columns-repeated="1019"/>
        </table:table-row>
        <table:table-row table:style-name="ro3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Proto N° 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915.12" calcext:value-type="float">
            <text:p>1 915,12 €</text:p>
          </table:table-cell>
          <table:table-cell table:style-name="ce8" table:formula="of:=[.D7]*[.C7]" office:value-type="float" office:value="1915.12" calcext:value-type="float">
            <text:p>1 915,12 €</text:p>
          </table:table-cell>
          <table:table-cell table:number-columns-repeated="1019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Proto N° 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789.76" calcext:value-type="float">
            <text:p>789,76 €</text:p>
          </table:table-cell>
          <table:table-cell table:style-name="ce8" table:formula="of:=[.D8]*[.C8]" office:value-type="float" office:value="789.76" calcext:value-type="float">
            <text:p>789,76 €</text:p>
          </table:table-cell>
          <table:table-cell table:number-columns-repeated="1019"/>
        </table:table-row>
        <table:table-row table:style-name="ro3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Frais - 6 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900" calcext:value-type="float">
            <text:p>900,00 €</text:p>
          </table:table-cell>
          <table:table-cell table:style-name="ce8" table:formula="of:=[.D9]*[.C9]" office:value-type="float" office:value="900" calcext:value-type="float">
            <text:p>900,00 €</text:p>
          </table:table-cell>
          <table:table-cell table:number-columns-repeated="1019"/>
        </table:table-row>
        <table:table-row table:style-name="ro3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Frais "fournisseur"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055.35" calcext:value-type="float">
            <text:p>1 055,35 €</text:p>
          </table:table-cell>
          <table:table-cell table:style-name="ce8" table:formula="of:=[.D10]*[.C10]" office:value-type="float" office:value="1055.35" calcext:value-type="float">
            <text:p>1 055,35 €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8"/>
          <table:table-cell table:style-name="ce10" table:formula="of:=SUM([.E2:.E9])" office:value-type="float" office:value="5007.88" calcext:value-type="float">
            <text:p>5 007,88 €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3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 number:grouping="true"/>
      <number:text> €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2-06-06T15:13:48</meta:creation-date>
    <dc:date>2015-11-11T11:06:49.240453102</dc:date>
    <meta:generator>LibreOffice/4.2.8.2$Linux_X86_64 LibreOffice_project/420m0$Build-2</meta:generator>
    <meta:document-statistic meta:table-count="3" meta:cell-count="46" meta:object-count="0"/>
  </office:meta>
</office:document-meta>
</file>